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b875"/>
    </style:style>
    <style:style style:name="P2" style:family="paragraph" style:parent-style-name="Preformatted_20_Text">
      <style:text-properties officeooo:rsid="0000b875" officeooo:paragraph-rsid="0000b875"/>
    </style:style>
    <style:style style:name="P3" style:family="paragraph" style:parent-style-name="Preformatted_20_Text">
      <style:text-properties officeooo:rsid="0000b875" officeooo:paragraph-rsid="0002c830"/>
    </style:style>
    <style:style style:name="P4" style:family="paragraph" style:parent-style-name="Preformatted_20_Text">
      <style:text-properties officeooo:rsid="00028d2c" officeooo:paragraph-rsid="00028d2c"/>
    </style:style>
    <style:style style:name="P5" style:family="paragraph" style:parent-style-name="Preformatted_20_Text">
      <style:text-properties officeooo:rsid="0002c830" officeooo:paragraph-rsid="0002c830"/>
    </style:style>
    <style:style style:name="P6" style:family="paragraph" style:parent-style-name="Preformatted_20_Text">
      <style:text-properties officeooo:paragraph-rsid="0002c830"/>
    </style:style>
    <style:style style:name="P7" style:family="paragraph" style:parent-style-name="Preformatted_20_Text">
      <style:text-properties officeooo:rsid="000472c7" officeooo:paragraph-rsid="000472c7"/>
    </style:style>
    <style:style style:name="T1" style:family="text">
      <style:text-properties fo:font-variant="normal" fo:text-transform="none" fo:color="#292929" style:font-name="charter" fo:font-size="15.75pt" fo:letter-spacing="normal" fo:font-style="normal" fo:font-weight="normal"/>
    </style:style>
    <style:style style:name="T2" style:family="text">
      <style:text-properties fo:font-variant="normal" fo:text-transform="none" fo:color="#c9211e" style:font-name="charter" fo:font-size="15.75pt" fo:letter-spacing="normal" fo:font-style="normal" fo:font-weight="normal"/>
    </style:style>
    <style:style style:name="T3" style:family="text">
      <style:text-properties officeooo:rsid="0000b875"/>
    </style:style>
    <style:style style:name="T4" style:family="text">
      <style:text-properties officeooo:rsid="00028d2c"/>
    </style:style>
    <style:style style:name="T5" style:family="text">
      <style:text-properties officeooo:rsid="0002c830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ame: Sandeep Kumar Srivastava</text:p>
      <text:p text:style-name="P7"/>
      <text:p text:style-name="P7"/>
      <text:p text:style-name="Preformatted_20_Text"><text:bookmark text:name="34da"/>var cat = {</text:p>
      <text:p text:style-name="Preformatted_20_Text"><text:s/>name: ‘Fluffy’,</text:p>
      <text:p text:style-name="Preformatted_20_Text"><text:s/>activities: [‘play’, ‘eat cat food’],</text:p>
      <text:p text:style-name="Preformatted_20_Text"><text:s/>catFriends: [</text:p>
      <text:p text:style-name="Preformatted_20_Text"><text:s/>{</text:p>
      <text:p text:style-name="Preformatted_20_Text"><text:s/>name: ‘bar’,</text:p>
      <text:p text:style-name="Preformatted_20_Text"><text:s/>activities: [‘be grumpy’, ‘eat bread omblet’],</text:p>
      <text:p text:style-name="Preformatted_20_Text"><text:s/>weight: 8,</text:p>
      <text:p text:style-name="Preformatted_20_Text"><text:s/>furcolor: ‘white’</text:p>
      <text:p text:style-name="Preformatted_20_Text"><text:s/>}, </text:p>
      <text:p text:style-name="Preformatted_20_Text"><text:s/>{</text:p>
      <text:p text:style-name="Preformatted_20_Text"><text:s/>name: ‘foo’,</text:p>
      <text:p text:style-name="Preformatted_20_Text"><text:s/>activities: [‘sleep’, ‘pre-sleep naps’],</text:p>
      <text:p text:style-name="Preformatted_20_Text"><text:s/>weight: 3</text:p>
      <text:p text:style-name="Preformatted_20_Text"><text:s/>}</text:p>
      <text:p text:style-name="Preformatted_20_Text"><text:s/>]</text:p>
      <text:p text:style-name="P1">}</text:p>
      <text:p text:style-name="P1"><text:bookmark text:name="12e6"/>console.log(cat);</text:p>
      <text:p text:style-name="P1"/>
      <text:p text:style-name="P1"/>
      <text:p text:style-name="P1"><text:span text:style-name="T3">Q1. </text:span><text:bookmark text:name="7b24"/>Add height and weight to Fluffy</text:p>
      <text:p text:style-name="P3">Sol: <text:s/>console.log(cat.height = 13,cat.weight = 4);</text:p>
      <text:p text:style-name="P2"><text:s text:c="3"/></text:p>
      <text:p text:style-name="P2"/>
      <text:p text:style-name="Preformatted_20_Text"><text:span text:style-name="T4">Q2:</text:span> <text:bookmark text:name="7f86"/>Fluffy name is spelled wrongly. Update it to Fluffyy</text:p>
      <text:p text:style-name="P4"><text:span text:style-name="T5">S</text:span>ol : console.log(cat.name = "Fluffyy");</text:p>
      <text:p text:style-name="P4"/>
      <text:p text:style-name="P6"><text:span text:style-name="T5">Q3:</text:span><text:bookmark text:name="cae7"/>List all the activities of Fluffyy’s catFriends.</text:p>
      <text:p text:style-name="P5">Sol: <text:s/>for(var i= 0;i&lt;cat.catFriends.length;i++){</text:p>
      <text:p text:style-name="P5"><text:s text:c="4"/>console.log(cat.catFriends[i].activities);</text:p>
      <text:p text:style-name="P5"><text:s text:c="4"/>}</text:p>
      <text:p text:style-name="P6"><text:span text:style-name="T5">Q4:</text:span><text:bookmark text:name="79ce"/>Print the catFriends names<text:span text:style-name="T1">.</text:span></text:p>
      <text:p text:style-name="Preformatted_20_Text">Sol: for(var i= 0;i&lt;cat.catFriends.length;i++){</text:p>
      <text:p text:style-name="Preformatted_20_Text"><text:s text:c="4"/>console.log(cat.catFriends[i].name);</text:p>
      <text:p text:style-name="Preformatted_20_Text"><text:s text:c="4"/>}</text:p>
      <text:p text:style-name="P6"><text:span text:style-name="T5">Q5: </text:span><text:bookmark text:name="f466"/>Print the total weight of catFriends</text:p>
      <text:p text:style-name="P5">Sol: var sum= 0;</text:p>
      <text:p text:style-name="P5"><text:s text:c="5"/>for(var i= 0;i&lt;cat.catFriends.length;i++){</text:p>
      <text:p text:style-name="P5"><text:s text:c="7"/>sum <text:s/>+= cat.catFriends[i].weight;</text:p>
      <text:p text:style-name="P5"><text:s text:c="5"/>}</text:p>
      <text:p text:style-name="P5"><text:s text:c="5"/>console.log(sum);</text:p>
      <text:p text:style-name="P6"><text:span text:style-name="T5">Q6: </text:span><text:bookmark text:name="c3c0"/>Print the total activities of all cats (op:6)</text:p>
      <text:p text:style-name="P7">Sol: console.log(cat.activities, cat.catFriends[0].activities, <text:s text:c="8"/>cat.catFriends[1].activities);</text:p>
      <text:p text:style-name="P5"/>
      <text:p text:style-name="P6"><text:span text:style-name="T5">Q7:</text:span><text:bookmark text:name="979e"/>Add 2 more activities to bar &amp; foo cats</text:p>
      <text:p text:style-name="P5">Sol: console.log(cat.catFriends[0].activities.push("lazy" , "cool "));</text:p>
      <text:p text:style-name="P5"><text:s text:c="4"/>console.log(cat.catFriends[1].activities.push("lazy2" , "cool1 "));</text:p>
      <text:p text:style-name="P5"/>
      <text:p text:style-name="P6"><text:span text:style-name="T5">Q8:</text:span><text:bookmark text:name="9b54"/>Update the fur color of bar</text:p>
      <text:p text:style-name="P5">Sol: console.log(cat.catFriends[0].furcolor = " red");</text:p>
      <text:p text:style-name="Text_20_body"><text:line-break/></text:p>
      <text:p text:style-name="Preformatted_20_Text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10:57:29.009110600</meta:creation-date>
    <dc:date>2021-07-21T13:58:08.562578070</dc:date>
    <meta:editing-duration>PT20M8S</meta:editing-duration>
    <meta:editing-cycles>1</meta:editing-cycles>
    <meta:document-statistic meta:table-count="0" meta:image-count="0" meta:object-count="0" meta:page-count="1" meta:paragraph-count="46" meta:word-count="156" meta:character-count="1337" meta:non-whitespace-character-count="1152"/>
    <meta:generator>LibreOffice/6.4.7.2$Linux_X86_64 LibreOffice_project/40$Build-2</meta:generator>
  </office:meta>
</office:document-meta>
</file>